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5297997747452202101"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804027495857516318"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7378503508367105603"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6076391895232725300"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304370743838582160"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2162198921213467913"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6055900631654373492"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4290831628947550487"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7376656" text:continue-list="list6055900631654373492"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966989495628049646"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373537"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373735"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7370486"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7364179"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355869"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1610303804005572125"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556141351460798266"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597556535088220268"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344738"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009017327117644805"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31448601115201488"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614746731673326668" text:style-name="L15">
        <text:list-item>
          <text:list>
            <text:list-header>
              <text:p text:style-name="P184">1.5 miles averaging about 9:40/mile and rest 1 min</text:p>
            </text:list-header>
          </text:list>
        </text:list-item>
      </text:list>
      <text:p text:style-name="P24">1 mile in 8:26 and rest 2 min</text:p>
      <text:list xml:id="list5005266243291437839"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904289892951735352"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365088"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7354910320324546096"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223503322097801869"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8734515636720089464"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7364601" text:continue-list="list6223503322097801869" text:style-name="L19">
        <text:list-item>
          <text:list>
            <text:list-header>
              <text:p text:style-name="P188">(Pace*HR)=1240</text:p>
            </text:list-header>
          </text:list>
        </text:list-item>
      </text:list>
      <text:list xml:id="list37367909" text:continue-list="list7354910320324546096" text:style-name="L18">
        <text:list-item>
          <text:list>
            <text:list-header>
              <text:p text:style-name="P187">2 miles at 10:46/mile Ave HR= 121 bpm and rest a few minutes</text:p>
            </text:list-header>
          </text:list>
        </text:list-item>
      </text:list>
      <text:list xml:id="list37375658" text:continue-list="list37364601"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7377195"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99311698412190319"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849279060883454218"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798808968022608988"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4262636150593802972"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826363816305867614"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156930662017862620"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7376132"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348191"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607090939530423209"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30566052851554053"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116491037295642949"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589888558503411004"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684659656622162493"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211347784952008241" text:style-name="L32">
        <text:list-item>
          <text:list>
            <text:list-header>
              <text:p text:style-name="P198">0.25 miles in 2:54</text:p>
              <text:p text:style-name="P198">1 mile in 9:21 going faster as I ran and ending at around 8:30 pace</text:p>
            </text:list-header>
          </text:list>
        </text:list-item>
      </text:list>
      <text:list xml:id="list4218765990312533629"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226541674644157654"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313793573296816882"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876796974938738742"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065499766246912374"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1139513515039516901"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
      <text:p text:style-name="P24"/>
      <text:p text:style-name="P24"/>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text:soft-page-break/>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text:soft-page-break/>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344548027557558239"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ext:soft-page-break/>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26T17:10:37.45</dc:date>
    <dc:creator>James Lombardi</dc:creator>
    <meta:editing-duration>P29DT23H47M47S</meta:editing-duration>
    <meta:editing-cycles>2240</meta:editing-cycles>
    <meta:generator>OpenOffice/4.1.2$Win32 OpenOffice.org_project/412m3$Build-9782</meta:generator>
    <meta:document-statistic meta:table-count="0" meta:image-count="9" meta:object-count="0" meta:page-count="221" meta:paragraph-count="6503" meta:word-count="69920" meta:character-count="357574"/>
  </office:meta>
</office:document-meta>
</file>